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dba47" officeooo:paragraph-rsid="000dba47"/>
    </style:style>
    <style:style style:name="P2" style:family="paragraph" style:parent-style-name="Text_20_body">
      <style:text-properties officeooo:paragraph-rsid="000b02db"/>
    </style:style>
    <style:style style:name="P3" style:family="paragraph" style:parent-style-name="Preformatted_20_Text">
      <loext:graphic-properties draw:fill="solid" draw:fill-color="#dddddd" draw:fill-gradient-name="gradient" draw:fill-hatch-name="hatch"/>
      <style:paragraph-properties fo:background-color="#dddddd" fo:padding="0.049cm" fo:border="0.06pt solid #000000"/>
    </style:style>
    <style:style style:name="P4" style:family="paragraph" style:parent-style-name="Preformatted_20_Text">
      <loext:graphic-properties draw:fill="solid" draw:fill-color="#dddddd" draw:fill-gradient-name="Gradient_20_1" draw:fill-hatch-name="hatch"/>
      <style:paragraph-properties fo:background-color="#dddddd" fo:padding="0.049cm" fo:border="0.06pt solid #000000"/>
    </style:style>
    <style:style style:name="P5" style:family="paragraph" style:parent-style-name="Preformatted_20_Text">
      <loext:graphic-properties draw:fill="solid" draw:fill-color="#cccccc" draw:fill-gradient-name="Gradient_20_3" draw:fill-hatch-name="hatch"/>
      <style:paragraph-properties fo:background-color="#cccccc" fo:padding="0.049cm" fo:border="0.06pt solid #000000"/>
    </style:style>
    <style:style style:name="P6" style:family="paragraph" style:parent-style-name="Preformatted_20_Text">
      <loext:graphic-properties draw:fill="solid" draw:fill-color="#cccccc" draw:fill-gradient-name="Gradient_20_4" draw:fill-hatch-name="hatch"/>
      <style:paragraph-properties fo:background-color="#cccccc" fo:padding="0.049cm" fo:border="0.06pt solid #000000"/>
    </style:style>
    <style:style style:name="P7" style:family="paragraph" style:parent-style-name="Preformatted_20_Text">
      <loext:graphic-properties draw:fill="solid" draw:fill-color="#cccccc" draw:fill-gradient-name="Gradient_20_5" draw:fill-hatch-name="hatch"/>
      <style:paragraph-properties fo:background-color="#cccccc" fo:padding="0.049cm" fo:border="0.06pt solid #000000"/>
    </style:style>
    <style:style style:name="P8" style:family="paragraph" style:parent-style-name="Standard">
      <style:paragraph-properties fo:padding="0.049cm" fo:border="0.06pt solid #000000"/>
    </style:style>
    <style:style style:name="P9" style:family="paragraph" style:parent-style-name="Standard">
      <style:text-properties officeooo:rsid="0006f2d4" officeooo:paragraph-rsid="0006f2d4"/>
    </style:style>
    <style:style style:name="P10" style:family="paragraph" style:parent-style-name="Text_20_body">
      <style:text-properties officeooo:rsid="00084c1a" officeooo:paragraph-rsid="00084c1a"/>
    </style:style>
    <style:style style:name="P11" style:family="paragraph" style:parent-style-name="Text_20_body">
      <style:text-properties officeooo:rsid="000e3d05" officeooo:paragraph-rsid="000e3d05"/>
    </style:style>
    <style:style style:name="P12" style:family="paragraph" style:parent-style-name="Standard">
      <style:text-properties officeooo:rsid="00128251" officeooo:paragraph-rsid="00128251"/>
    </style:style>
    <style:style style:name="P13" style:family="paragraph" style:parent-style-name="Text_20_body">
      <style:text-properties officeooo:rsid="00128251" officeooo:paragraph-rsid="00128251"/>
    </style:style>
    <style:style style:name="P14" style:family="paragraph" style:parent-style-name="Text_20_body">
      <style:text-properties officeooo:paragraph-rsid="00142848"/>
    </style:style>
    <style:style style:name="P15" style:family="paragraph" style:parent-style-name="Text_20_body">
      <style:text-properties officeooo:rsid="001a29a5" officeooo:paragraph-rsid="001a29a5"/>
    </style:style>
    <style:style style:name="P16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paragraph-rsid="001ab8e9"/>
    </style:style>
    <style:style style:name="P17" style:family="paragraph" style:parent-style-name="Text_20_body">
      <style:text-properties fo:color="#00a933" loext:opacity="100%" fo:font-weight="bold" officeooo:rsid="00128251" officeooo:paragraph-rsid="000e3d05" style:font-weight-asian="bold" style:font-weight-complex="bold"/>
    </style:style>
    <style:style style:name="P18" style:family="paragraph" style:parent-style-name="Text_20_body">
      <style:text-properties officeooo:paragraph-rsid="00193488"/>
    </style:style>
    <style:style style:name="P19" style:family="paragraph" style:parent-style-name="Text_20_body">
      <style:text-properties officeooo:paragraph-rsid="001a29a5"/>
    </style:style>
    <style:style style:name="P20" style:family="paragraph" style:parent-style-name="Text_20_body">
      <style:text-properties officeooo:rsid="001ab8e9" officeooo:paragraph-rsid="001ab8e9"/>
    </style:style>
    <style:style style:name="P21" style:family="paragraph" style:parent-style-name="Text_20_body">
      <style:text-properties officeooo:rsid="00161bd8" officeooo:paragraph-rsid="00161bd8"/>
    </style:style>
    <style:style style:name="P22" style:family="paragraph" style:parent-style-name="Text_20_body">
      <style:text-properties officeooo:rsid="00251e54" officeooo:paragraph-rsid="00251e54"/>
    </style:style>
    <style:style style:name="P23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rsid="0021f681" officeooo:paragraph-rsid="0021f681"/>
    </style:style>
    <style:style style:name="P24" style:family="paragraph" style:parent-style-name="Text_20_body">
      <style:text-properties officeooo:rsid="002a5eb1" officeooo:paragraph-rsid="002a5eb1"/>
    </style:style>
    <style:style style:name="P25" style:family="paragraph" style:parent-style-name="Text_20_body">
      <style:text-properties officeooo:rsid="002b24d7" officeooo:paragraph-rsid="002b24d7"/>
    </style:style>
    <style:style style:name="P26" style:family="paragraph" style:parent-style-name="Text_20_body">
      <style:text-properties officeooo:rsid="002d675a" officeooo:paragraph-rsid="002d675a"/>
    </style:style>
    <style:style style:name="P27" style:family="paragraph" style:parent-style-name="Heading_20_1">
      <style:text-properties officeooo:rsid="00142848" officeooo:paragraph-rsid="00142848"/>
    </style:style>
    <style:style style:name="P28" style:family="paragraph" style:parent-style-name="Heading_20_1">
      <style:text-properties officeooo:rsid="000dba47" officeooo:paragraph-rsid="000dba47"/>
    </style:style>
    <style:style style:name="P29" style:family="paragraph" style:parent-style-name="Heading_20_1">
      <style:text-properties officeooo:rsid="00128251" officeooo:paragraph-rsid="00128251"/>
    </style:style>
    <style:style style:name="P30" style:family="paragraph" style:parent-style-name="Heading_20_1">
      <style:text-properties officeooo:rsid="00193488" officeooo:paragraph-rsid="00193488"/>
    </style:style>
    <style:style style:name="P31" style:family="paragraph" style:parent-style-name="Heading_20_1">
      <style:text-properties officeooo:rsid="0029ab6b" officeooo:paragraph-rsid="0029ab6b"/>
    </style:style>
    <style:style style:name="P32" style:family="paragraph" style:parent-style-name="Heading_20_2">
      <style:text-properties officeooo:paragraph-rsid="000b02db"/>
    </style:style>
    <style:style style:name="P33" style:family="paragraph" style:parent-style-name="Heading_20_2">
      <style:text-properties officeooo:rsid="00161bd8" officeooo:paragraph-rsid="00161bd8"/>
    </style:style>
    <style:style style:name="P34" style:family="paragraph" style:parent-style-name="Heading_20_2">
      <style:text-properties officeooo:rsid="00193488" officeooo:paragraph-rsid="00193488"/>
    </style:style>
    <style:style style:name="P35" style:family="paragraph" style:parent-style-name="Heading_20_2">
      <style:text-properties officeooo:rsid="001a29a5" officeooo:paragraph-rsid="001a29a5"/>
    </style:style>
    <style:style style:name="P36" style:family="paragraph" style:parent-style-name="Heading_20_2">
      <style:text-properties officeooo:rsid="0029ab6b" officeooo:paragraph-rsid="0029ab6b"/>
    </style:style>
    <style:style style:name="P37" style:family="paragraph" style:parent-style-name="Preformatted_20_Text" style:list-style-name="L3"/>
    <style:style style:name="P38" style:family="paragraph" style:parent-style-name="Preformatted_20_Text" style:list-style-name="L5">
      <style:text-properties officeooo:rsid="001a29a5" officeooo:paragraph-rsid="001a29a5"/>
    </style:style>
    <style:style style:name="P39" style:family="paragraph" style:parent-style-name="Preformatted_20_Text" style:list-style-name="L5">
      <style:text-properties fo:color="#008000" loext:opacity="100%" officeooo:rsid="001a29a5" officeooo:paragraph-rsid="001a29a5"/>
    </style:style>
    <style:style style:name="P40" style:family="paragraph" style:parent-style-name="Preformatted_20_Text">
      <loext:graphic-properties draw:fill="solid" draw:fill-color="#dddddd" draw:fill-gradient-name="gradient" draw:fill-hatch-name="hatch"/>
      <style:paragraph-properties fo:background-color="#dddddd" fo:padding="0.049cm" fo:border="0.06pt solid #000000"/>
    </style:style>
    <style:style style:name="P41" style:family="paragraph" style:parent-style-name="Preformatted_20_Text">
      <loext:graphic-properties draw:fill="solid" draw:fill-color="#dddddd" draw:fill-gradient-name="Gradient_20_6" draw:fill-hatch-name="hatch"/>
      <style:paragraph-properties fo:background-color="#dddddd" fo:padding="0.049cm" fo:border="0.06pt solid #000000"/>
    </style:style>
    <style:style style:name="P42" style:family="paragraph" style:parent-style-name="Standard" style:list-style-name="L1">
      <style:text-properties officeooo:rsid="000e1723" officeooo:paragraph-rsid="000e1723"/>
    </style:style>
    <style:style style:name="P43" style:family="paragraph" style:parent-style-name="Standard" style:list-style-name="L8"/>
    <style:style style:name="P44" style:family="paragraph" style:parent-style-name="Text_20_body" style:list-style-name="L2">
      <style:text-properties officeooo:paragraph-rsid="00087109"/>
    </style:style>
    <style:style style:name="P45" style:family="paragraph" style:parent-style-name="Text_20_body" style:list-style-name="L3">
      <style:text-properties officeooo:rsid="00084c1a" officeooo:paragraph-rsid="00084c1a"/>
    </style:style>
    <style:style style:name="P46" style:family="paragraph" style:parent-style-name="Text_20_body">
      <style:text-properties officeooo:rsid="00084c1a" officeooo:paragraph-rsid="0008a734"/>
    </style:style>
    <style:style style:name="P47" style:family="paragraph" style:parent-style-name="Text_20_body" style:list-style-name="L3">
      <style:text-properties officeooo:rsid="00087109" officeooo:paragraph-rsid="00087109"/>
    </style:style>
    <style:style style:name="P48" style:family="paragraph" style:parent-style-name="Text_20_body" style:list-style-name="L3">
      <style:text-properties officeooo:rsid="0008a734" officeooo:paragraph-rsid="0008a734"/>
    </style:style>
    <style:style style:name="P49" style:family="paragraph" style:parent-style-name="Text_20_body" style:list-style-name="L3">
      <style:text-properties officeooo:rsid="000920b9" officeooo:paragraph-rsid="000920b9"/>
    </style:style>
    <style:style style:name="P50" style:family="paragraph" style:parent-style-name="Text_20_body" style:list-style-name="L3">
      <style:text-properties fo:color="#c9211e" loext:opacity="100%" officeooo:rsid="000920b9" officeooo:paragraph-rsid="000920b9"/>
    </style:style>
    <style:style style:name="P51" style:family="paragraph" style:parent-style-name="Text_20_body" style:list-style-name="L3">
      <style:text-properties fo:color="#000000" loext:opacity="100%" officeooo:rsid="001172e3" officeooo:paragraph-rsid="001172e3"/>
    </style:style>
    <style:style style:name="P52" style:family="paragraph" style:parent-style-name="Text_20_body" style:list-style-name="L3">
      <style:text-properties fo:color="#000000" loext:opacity="100%" officeooo:rsid="001172e3" officeooo:paragraph-rsid="0027710e"/>
    </style:style>
    <style:style style:name="P53" style:family="paragraph" style:parent-style-name="Text_20_body" style:list-style-name="L3">
      <style:text-properties fo:color="#000000" loext:opacity="100%" officeooo:rsid="002fe681" officeooo:paragraph-rsid="002fe681"/>
    </style:style>
    <style:style style:name="P54" style:family="paragraph" style:parent-style-name="Text_20_body" style:list-style-name="L3">
      <style:text-properties fo:font-weight="bold" officeooo:rsid="00240fae" officeooo:paragraph-rsid="00240fae" style:font-weight-asian="bold" style:font-weight-complex="bold"/>
    </style:style>
    <style:style style:name="P55" style:family="paragraph" style:parent-style-name="Text_20_body" style:list-style-name="L4">
      <style:text-properties style:text-line-through-style="solid" style:text-line-through-type="single" officeooo:rsid="00128251" officeooo:paragraph-rsid="00128251"/>
    </style:style>
    <style:style style:name="P56" style:family="paragraph" style:parent-style-name="Text_20_body" style:list-style-name="L4">
      <style:text-properties style:text-line-through-style="solid" style:text-line-through-type="single" officeooo:rsid="00142848" officeooo:paragraph-rsid="00142848"/>
    </style:style>
    <style:style style:name="P57" style:family="paragraph" style:parent-style-name="Text_20_body" style:list-style-name="L4">
      <style:text-properties officeooo:rsid="00142848" officeooo:paragraph-rsid="00142848"/>
    </style:style>
    <style:style style:name="P58" style:family="paragraph" style:parent-style-name="Text_20_body" style:list-style-name="L4">
      <style:text-properties officeooo:rsid="00287297" officeooo:paragraph-rsid="00287297"/>
    </style:style>
    <style:style style:name="P59" style:family="paragraph" style:parent-style-name="Text_20_body" style:list-style-name="L4">
      <style:text-properties officeooo:rsid="001685fb" officeooo:paragraph-rsid="001685fb"/>
    </style:style>
    <style:style style:name="P60" style:family="paragraph" style:parent-style-name="Text_20_body" style:list-style-name="L4">
      <style:text-properties officeooo:rsid="0025fc44" officeooo:paragraph-rsid="0025fc44"/>
    </style:style>
    <style:style style:name="P61" style:family="paragraph" style:parent-style-name="Text_20_body" style:list-style-name="L6">
      <style:text-properties officeooo:rsid="0029ab6b" officeooo:paragraph-rsid="0029ab6b"/>
    </style:style>
    <style:style style:name="P62" style:family="paragraph" style:parent-style-name="Text_20_body" style:list-style-name="L7">
      <style:text-properties officeooo:rsid="002a5753" officeooo:paragraph-rsid="002a5753"/>
    </style:style>
    <style:style style:name="P63" style:family="paragraph" style:parent-style-name="Text_20_body" style:list-style-name="L8">
      <style:text-properties officeooo:rsid="002a5eb1" officeooo:paragraph-rsid="002a5eb1"/>
    </style:style>
    <style:style style:name="P64" style:family="paragraph" style:parent-style-name="Text_20_body" style:list-style-name="L9"/>
    <style:style style:name="P65" style:family="paragraph" style:parent-style-name="Text_20_body" style:list-style-name="L9">
      <style:text-properties officeooo:rsid="002d675a" officeooo:paragraph-rsid="002d675a"/>
    </style:style>
    <style:style style:name="P66" style:family="paragraph" style:parent-style-name="Text_20_body">
      <style:text-properties officeooo:paragraph-rsid="00161bd8"/>
    </style:style>
    <style:style style:name="T1" style:family="text">
      <style:text-properties fo:color="#800080" loext:opacity="100%"/>
    </style:style>
    <style:style style:name="T2" style:family="text">
      <style:text-properties fo:color="#c0c0c0" loext:opacity="100%"/>
    </style:style>
    <style:style style:name="T3" style:family="text">
      <style:text-properties fo:color="#808000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7109" style:font-weight-asian="bold" style:font-weight-complex="bold"/>
    </style:style>
    <style:style style:name="T6" style:family="text">
      <style:text-properties fo:font-weight="bold" officeooo:rsid="00084c1a" style:font-weight-asian="bold" style:font-weight-complex="bold"/>
    </style:style>
    <style:style style:name="T7" style:family="text">
      <style:text-properties fo:color="#800000" loext:opacity="100%"/>
    </style:style>
    <style:style style:name="T8" style:family="text">
      <style:text-properties fo:color="#800000" loext:opacity="100%" fo:font-style="italic"/>
    </style:style>
    <style:style style:name="T9" style:family="text">
      <style:text-properties fo:color="#00677c" loext:opacity="100%"/>
    </style:style>
    <style:style style:name="T10" style:family="text">
      <style:text-properties fo:color="#092e64" loext:opacity="100%"/>
    </style:style>
    <style:style style:name="T11" style:family="text">
      <style:text-properties fo:color="#092e64" loext:opacity="100%" fo:font-style="italic"/>
    </style:style>
    <style:style style:name="T12" style:family="text">
      <style:text-properties fo:font-style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0080" loext:opacity="100%"/>
    </style:style>
    <style:style style:name="T16" style:family="text">
      <style:text-properties fo:color="#008000" loext:opacity="100%"/>
    </style:style>
    <style:style style:name="T17" style:family="text">
      <style:text-properties fo:color="#ce5c00" loext:opacity="100%"/>
    </style:style>
    <style:style style:name="T18" style:family="text">
      <style:text-properties officeooo:rsid="0007c13a"/>
    </style:style>
    <style:style style:name="T19" style:family="text">
      <style:text-properties officeooo:rsid="00084c1a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bold" style:font-size-asian="12pt" style:font-size-complex="12pt"/>
    </style:style>
    <style:style style:name="T22" style:family="text">
      <style:text-properties fo:font-size="12pt" fo:font-weight="bold" officeooo:rsid="0008a734" style:font-size-asian="12pt" style:font-size-complex="12pt"/>
    </style:style>
    <style:style style:name="T23" style:family="text">
      <style:text-properties officeooo:rsid="00087109"/>
    </style:style>
    <style:style style:name="T24" style:family="text">
      <style:text-properties officeooo:rsid="0008a734"/>
    </style:style>
    <style:style style:name="T25" style:family="text">
      <style:text-properties officeooo:rsid="000920b9"/>
    </style:style>
    <style:style style:name="T26" style:family="text">
      <style:text-properties officeooo:rsid="000b02db"/>
    </style:style>
    <style:style style:name="T27" style:family="text">
      <style:text-properties fo:font-size="10pt" fo:font-style="oblique"/>
    </style:style>
    <style:style style:name="T28" style:family="text">
      <style:text-properties officeooo:rsid="000e3d05"/>
    </style:style>
    <style:style style:name="T29" style:family="text">
      <style:text-properties fo:color="#000000" loext:opacity="100%"/>
    </style:style>
    <style:style style:name="T30" style:family="text">
      <style:text-properties fo:color="#000000" loext:opacity="100%" fo:font-size="12pt" fo:font-weight="bold" style:font-size-asian="12pt" style:font-size-complex="12pt"/>
    </style:style>
    <style:style style:name="T31" style:family="text">
      <style:text-properties fo:color="#00a933" loext:opacity="100%"/>
    </style:style>
    <style:style style:name="T32" style:family="text">
      <style:text-properties fo:color="#00a933" loext:opacity="100%" fo:font-weight="bold" officeooo:rsid="00128251" style:font-weight-asian="bold" style:font-weight-complex="bold"/>
    </style:style>
    <style:style style:name="T33" style:family="text">
      <style:text-properties fo:color="#00a933" loext:opacity="100%" style:text-line-through-style="none" style:text-line-through-type="none" fo:font-weight="bold" officeooo:rsid="002522c4" style:font-weight-asian="bold" style:font-weight-complex="bold"/>
    </style:style>
    <style:style style:name="T34" style:family="text">
      <style:text-properties fo:color="#00a933" loext:opacity="100%" style:text-line-through-style="none" style:text-line-through-type="none" style:font-name="DejaVu Sans" officeooo:rsid="002522c4"/>
    </style:style>
    <style:style style:name="T35" style:family="text">
      <style:text-properties style:font-name="DejaVu Sans Mono" fo:font-size="10pt" style:font-size-asian="10pt" style:font-size-complex="10pt"/>
    </style:style>
    <style:style style:name="T36" style:family="text">
      <style:text-properties style:font-name="DejaVu Sans" officeooo:rsid="00193488"/>
    </style:style>
    <style:style style:name="T37" style:family="text">
      <style:text-properties style:font-name="DejaVu Sans" officeooo:rsid="001a29a5"/>
    </style:style>
    <style:style style:name="T38" style:family="text">
      <style:text-properties officeooo:rsid="00162a99"/>
    </style:style>
    <style:style style:name="T39" style:family="text">
      <style:text-properties officeooo:rsid="00193488"/>
    </style:style>
    <style:style style:name="T40" style:family="text">
      <style:text-properties officeooo:rsid="001a29a5"/>
    </style:style>
    <style:style style:name="T41" style:family="text">
      <style:text-properties officeooo:rsid="0022507b"/>
    </style:style>
    <style:style style:name="T42" style:family="text">
      <style:text-properties officeooo:rsid="0022fb27"/>
    </style:style>
    <style:style style:name="T43" style:family="text">
      <style:text-properties style:text-line-through-style="none" style:text-line-through-type="none"/>
    </style:style>
    <style:style style:name="T44" style:family="text">
      <style:text-properties style:text-line-through-style="none" style:text-line-through-type="none" officeooo:rsid="002522c4"/>
    </style:style>
    <style:style style:name="T45" style:family="text">
      <style:text-properties style:text-line-through-style="none" style:text-line-through-type="none" style:font-name="DejaVu Sans" officeooo:rsid="002522c4"/>
    </style:style>
    <style:style style:name="T46" style:family="text">
      <style:text-properties style:text-line-through-style="solid" style:text-line-through-type="single"/>
    </style:style>
    <style:style style:name="T47" style:family="text">
      <style:text-properties style:text-line-through-style="solid" style:text-line-through-type="single" style:font-name="DejaVu Sans"/>
    </style:style>
    <style:style style:name="T48" style:family="text">
      <style:text-properties officeooo:rsid="0027710e"/>
    </style:style>
    <style:style style:name="T49" style:family="text">
      <style:text-properties officeooo:rsid="0027f732"/>
    </style:style>
    <style:style style:name="T50" style:family="text">
      <style:text-properties fo:background-color="#ffff00" loext:char-shading-value="0"/>
    </style:style>
    <style:style style:name="T51" style:family="text">
      <style:text-properties officeooo:rsid="00311b54"/>
    </style:style>
    <style:style style:name="T52" style:family="text">
      <style:text-properties officeooo:rsid="00251e54"/>
    </style:style>
    <style:style style:name="T53" style:family="text">
      <style:text-properties fo:color="#81d41a" loext:opacity="100%" style:text-line-through-style="none" style:text-line-through-type="none" officeooo:rsid="00311b54"/>
    </style:style>
    <style:style style:name="T54" style:family="text">
      <style:text-properties fo:color="#81d41a" loext:opacity="100%" officeooo:rsid="00311b5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Linux C++ embarqué</text:p>
      <text:p text:style-name="Text_20_body"/>
      <text:p text:style-name="Text_20_body"><text:a xlink:type="simple" xlink:href="mailto:git@github.com" text:style-name="Internet_20_link" text:visited-style-name="Visited_20_Internet_20_Link">git@github.com</text:a> :caytro/LinuxCppEmbarque.git Configuration locale :</text:p>
      <text:p text:style-name="Text_20_body">QT Creator Qmake</text:p>
      <text:p text:style-name="Text_20_body">Config : Qmake.pro</text:p>
      <text:p text:style-name="P9"/>
      <text:p text:style-name="P3"><text:span text:style-name="T1">TEMPLATE</text:span><text:span text:style-name="T2"> </text:span>=<text:span text:style-name="T2"> </text:span>app</text:p>
      <text:p text:style-name="P3"><text:span text:style-name="T1">CONFIG</text:span><text:span text:style-name="T2"> </text:span>+=<text:span text:style-name="T2"> </text:span>console<text:span text:style-name="T2"> </text:span>c++11</text:p>
      <text:p text:style-name="P3"><text:span text:style-name="T1">CONFIG</text:span><text:span text:style-name="T2"> </text:span>-=<text:span text:style-name="T2"> </text:span>app_bundle</text:p>
      <text:p text:style-name="P3"><text:span text:style-name="T1">CONFIG</text:span><text:span text:style-name="T2"> </text:span>-=<text:span text:style-name="T2"> </text:span>qt</text:p>
      <text:p text:style-name="P3"><text:span text:style-name="T1">LIBS</text:span><text:span text:style-name="T2"> </text:span>+=<text:span text:style-name="T2"> </text:span>-L/usr/lib/x86_64-linux-gnu/<text:span text:style-name="T2"> </text:span>-lcurl</text:p>
      <text:p text:style-name="P3"><text:span text:style-name="T1">SOURCES</text:span><text:span text:style-name="T2"> </text:span>+=<text:span text:style-name="T2"> </text:span>\</text:p>
      <text:p text:style-name="P3"><text:span text:style-name="T2"><text:s text:c="8"/></text:span>main.cpp</text:p>
      <text:p text:style-name="P3"/>
      <text:p text:style-name="Standard"/>
      <text:p text:style-name="Text_20_body">Installation composants :</text:p>
      <text:list xml:id="list2783041368" text:style-name="L1">
        <text:list-item>
          <text:p text:style-name="P42">curl et libcurl (apt)</text:p>
        </text:list-item>
        <text:list-item>
          <text:p text:style-name="P42">boost (apt) pour json parser</text:p>
        </text:list-item>
      </text:list>
      <text:h text:style-name="Heading_20_1" text:outline-level="1">Configuration qemu</text:h>
      <text:p text:style-name="Text_20_body"/>
      <text:p text:style-name="P10">make list-defconfigs</text:p>
      <text:p text:style-name="P10">make qemu_aarch64_virt_defconfig →  !! réinitialise le .config !!</text:p>
      <text:p text:style-name="P10">make → machine de base</text:p>
      <text:h text:style-name="P32" text:outline-level="2">start : </text:h>
      <text:p text:style-name="P2"><text:span text:style-name="T27">hostfwd=tcp::5555-:22</text:span> <text:span text:style-name="T26">t</text:span>ransfère le port 5555 de localhost sur le port 22 de qemu</text:p>
      <text:p text:style-name="P3">qemu-system-aarch64 -M virt \</text:p>
      <text:p text:style-name="P3">-cpu cortex-a57 \</text:p>
      <text:p text:style-name="P3">-nographic \</text:p>
      <text:p text:style-name="P3">-smp 1 \</text:p>
      <text:p text:style-name="P3">-kernel output/images/Image \</text:p>
      <text:p text:style-name="P3">-append "root=/dev/vda console=ttyAMA0" \</text:p>
      <text:p text:style-name="P3">-netdev user,id=eth0,hostfwd=tcp::5555-:22,hostfwd=tcp::8080-:80 -device virtio-net-device,netdev=eth0 \</text:p>
      <text:p text:style-name="P3">-drive file=output/images/rootfs.ext4,if=none,format=raw,id=hd0 \</text:p>
      <text:p text:style-name="P3">-device virtio-blk-device,drive=hd0</text:p>
      <text:p text:style-name="Text_20_body"/>
      <text:p text:style-name="P10">make xconfig : <text:span text:style-name="T26">(</text:span><text:span text:style-name="T23">make </text:span><text:span text:style-name="T26">et .start </text:span><text:span text:style-name="T23">à chaque étape</text:span><text:span text:style-name="T26">)</text:span></text:p>
      <text:list xml:id="list425553126" text:style-name="L2">
        <text:list-item>
          <text:p text:style-name="P44"><text:span text:style-name="T6">Enable C++ support </text:span><text:span text:style-name="T5">(</text:span><text:span text:style-name="T19">BR2_TOOLCHAIN_BUILDROOT_CXX</text:span><text:span text:style-name="T23">)</text:span><text:span text:style-name="T19"> </text:span></text:p>
        </text:list-item>
      </text:list>
      <text:list xml:id="list2841378068" text:style-name="L3">
        <text:list-item>
          <text:p text:style-name="P45"><text:soft-page-break/><text:span text:style-name="T21">libcurl</text:span> (BR2_PACKAGE_LIBCURL)</text:p>
        </text:list-item>
        <text:list-item>
          <text:p text:style-name="P47"><text:span text:style-name="T21">Path to the users tables</text:span> (BR2_ROOTFS_USERS_TABLES)</text:p>
          <text:list>
            <text:list-item>
              <text:p text:style-name="P47">myConfig/users.txt</text:p>
              <text:list>
                <text:list-item>
                  <text:p text:style-name="P37">sylvain 1000 sylvain 1000 =password /home/sylvain /bin/sh - User</text:p>
                </text:list-item>
              </text:list>
            </text:list-item>
          </text:list>
        </text:list-item>
        <text:list-item>
          <text:p text:style-name="P47"><text:span text:style-name="T21">Root filesystem overlay directories</text:span><text:span text:style-name="T20"> </text:span>(BR2_ROOTFS_OVERLAY)</text:p>
          <text:list>
            <text:list-item>
              <text:p text:style-name="P48">overlay/</text:p>
              <text:list>
                <text:list-item>
                  <text:p text:style-name="P48">/home/user  <text:span text:style-name="T25">et /root (remplacer $ par #)</text:span>: </text:p>
                  <text:list>
                    <text:list-item>
                      <text:p text:style-name="P48">.profile</text:p>
                      <text:list>
                        <text:list-item>
                          <text:p text:style-name="P37">export PS1="\<text:a xlink:type="simple" xlink:href="mailto:u@qemu" text:style-name="Internet_20_link" text:visited-style-name="Visited_20_Internet_20_Link">u@qemu</text:a>:\W/$"</text:p>
                        </text:list-item>
                      </text:list>
                    </text:list-item>
                  </text:list>
                </text:list-item>
                <text:list-item>
                  <text:p text:style-name="P49">exemples : </text:p>
                </text:list-item>
              </text:list>
            </text:list-item>
          </text:list>
        </text:list-item>
      </text:list>
      <text:p text:style-name="P3">etc <text:s/>home <text:s/>root <text:s/>usr <text:s/>var</text:p>
      <text:p text:style-name="P3"/>
      <text:p text:style-name="P3">./etc:</text:p>
      <text:p text:style-name="P3">azerty.kmap <text:s/>init.d</text:p>
      <text:p text:style-name="P3"/>
      <text:p text:style-name="P3">./etc/init.d:</text:p>
      <text:p text:style-name="P3">S70kmapFrench <text:s/>S80Cron</text:p>
      <text:p text:style-name="P3"/>
      <text:p text:style-name="P3">./home:</text:p>
      <text:p text:style-name="P3">sylvain</text:p>
      <text:p text:style-name="P3"/>
      <text:p text:style-name="P3">./home/sylvain:</text:p>
      <text:p text:style-name="P3"/>
      <text:p text:style-name="P3">./root:</text:p>
      <text:p text:style-name="P3"/>
      <text:p text:style-name="P3">./usr:</text:p>
      <text:p text:style-name="P3">bin <text:s/>share</text:p>
      <text:p text:style-name="P3"/>
      <text:p text:style-name="P3">./usr/bin:</text:p>
      <text:p text:style-name="P3">progarm</text:p>
      <text:p text:style-name="P3"/>
      <text:p text:style-name="P3">./usr/share:</text:p>
      <text:p text:style-name="P3">zoneinfo</text:p>
      <text:p text:style-name="P3"/>
      <text:p text:style-name="P3">./usr/share/zoneinfo:</text:p>
      <text:p text:style-name="P3">Europe</text:p>
      <text:p text:style-name="P3"/>
      <text:p text:style-name="P3">./usr/share/zoneinfo/Europe:</text:p>
      <text:p text:style-name="P3">Paris</text:p>
      <text:p text:style-name="P3"/>
      <text:p text:style-name="P3">./var:</text:p>
      <text:p text:style-name="P3">spool</text:p>
      <text:p text:style-name="P3"/>
      <text:p text:style-name="P3">./var/spool:</text:p>
      <text:p text:style-name="P3">cron</text:p>
      <text:p text:style-name="P3"/>
      <text:p text:style-name="P3">./var/spool/cron:</text:p>
      <text:p text:style-name="P3">crontabs</text:p>
      <text:p text:style-name="P3"/>
      <text:p text:style-name="P3">./var/spool/cron/crontabs:</text:p>
      <text:p text:style-name="P3">root</text:p>
      <text:list xml:id="list103137856457619" text:continue-numbering="true" text:style-name="L3">
        <text:list-item>
          <text:p text:style-name="P49"><text:span text:style-name="T21">openssh</text:span> (BR2_PACKAGE_OPENSSH) → <text:span text:style-name="T26">tout cocher</text:span></text:p>
        </text:list-item>
        <text:list-item>
          <text:p text:style-name="P50"><text:span text:style-name="T30">json-for-modern-cpp</text:span> <text:span text:style-name="T29">(BR2_PACKAGE_JSON_FOR_MODERN_CPP)</text:span></text:p>
          <text:list>
            <text:list-item>
              <text:p text:style-name="P51"><text:soft-page-break/>nlohmann</text:p>
            </text:list-item>
          </text:list>
        </text:list-item>
        <text:list-item>
          <text:p text:style-name="P52"><text:span text:style-name="T21">gd</text:span> (BR2_PACKAGE_GD)<text:span text:style-name="T48"> </text:span><text:span text:style-name="T25">→</text:span><text:span text:style-name="T48"> tout cocher </text:span><text:span text:style-name="T49">!</text:span></text:p>
        </text:list-item>
        <text:list-item>
          <text:p text:style-name="P53">Activation de <text:span text:style-name="T4">httpd</text:span> par menuconfig de busybox, puis copie du fichier de config généré à l'emplacement pointé par <text:span text:style-name="T13">BusyBox </text:span><text:span text:style-name="T14">configuration file to use? </text:span><text:span text:style-name="T13">(</text:span>BR2_PACKAGE_BUSYBOX_CONFIG)</text:p>
          <text:list>
            <text:list-item>
              <text:p text:style-name="P53">Ajout d'un S50httpd dans /etc/init.d : </text:p>
            </text:list-item>
          </text:list>
        </text:list-item>
      </text:list>
      <text:p text:style-name="P41">#!/bin/sh</text:p>
      <text:p text:style-name="P41">echo -n "Démarrage de httpd sur le port 80..."</text:p>
      <text:p text:style-name="P41">httpd -p 80 -h /root/html</text:p>
      <text:p text:style-name="P41">echo "OK"</text:p>
      <text:list xml:id="list103138909687550" text:continue-numbering="true" text:style-name="L3">
        <text:list-header>
          <text:p text:style-name="P54"/>
        </text:list-header>
      </text:list>
      <text:p text:style-name="P46"/>
      <text:h text:style-name="Heading_20_1" text:outline-level="1">Utilisation de curl <text:span text:style-name="T18">(C) </text:span>pour requete HTTP GET :</text:h>
      <text:p text:style-name="P9"/>
      <text:p text:style-name="P3">#include "mycurl.h"</text:p>
      <text:p text:style-name="P3"/>
      <text:p text:style-name="P3"/>
      <text:p text:style-name="P3">myCurl::myCurl(){}</text:p>
      <text:p text:style-name="P3"/>
      <text:p text:style-name="P3"/>
      <text:p text:style-name="P3"/>
      <text:p text:style-name="P3">CURLcode myCurl::exec(myOptions* options, char** data)</text:p>
      <text:p text:style-name="P3">{</text:p>
      <text:p text:style-name="P3"><text:s text:c="4"/>struct memory chunk;</text:p>
      <text:p text:style-name="P3"><text:s text:c="4"/>chunk.response = (char*) nullptr;</text:p>
      <text:p text:style-name="P3"><text:s text:c="4"/>chunk.size= 0;</text:p>
      <text:p text:style-name="P3"><text:s text:c="4"/>curl_global_init(CURL_GLOBAL_DEFAULT);</text:p>
      <text:p text:style-name="P3"><text:s text:c="4"/>CURL *hnd = curl_easy_init();</text:p>
      <text:p text:style-name="P3"><text:s text:c="4"/>//cout &lt;&lt; "Downloading datas from " &lt;&lt; options-&gt;getFullUrl() &lt;&lt; endl;</text:p>
      <text:p text:style-name="P3"/>
      <text:p text:style-name="P3"><text:s text:c="4"/>// CURLOPT</text:p>
      <text:p text:style-name="P3"><text:s text:c="4"/>curl_easy_setopt(hnd, CURLOPT_CUSTOMREQUEST, "GET");</text:p>
      <text:p text:style-name="P3"><text:s text:c="4"/>curl_easy_setopt(hnd, CURLOPT_URL, options-&gt;getFullUrl().c_str());</text:p>
      <text:p text:style-name="P3"><text:s text:c="4"/>curl_easy_setopt(hnd, CURLOPT_SSL_VERIFYPEER, 0);</text:p>
      <text:p text:style-name="P3"/>
      <text:p text:style-name="P3"><text:s text:c="4"/>// headers</text:p>
      <text:p text:style-name="P3"><text:s text:c="4"/>struct curl_slist *headers = (struct curl_slist*)nullptr;</text:p>
      <text:p text:style-name="P3"><text:s text:c="4"/>headers = curl_slist_append(headers, options-&gt;getApiKeyHeader().c_str());</text:p>
      <text:p text:style-name="P3"><text:s text:c="4"/>headers = curl_slist_append(headers, "Content-type: application/json");</text:p>
      <text:p text:style-name="P3"><text:s text:c="4"/>curl_easy_setopt(hnd, CURLOPT_HTTPHEADER, headers);</text:p>
      <text:p text:style-name="P3"/>
      <text:p text:style-name="P3"><text:s text:c="4"/>// Callback</text:p>
      <text:p text:style-name="P3"><text:s text:c="4"/>curl_easy_setopt(hnd, CURLOPT_WRITEFUNCTION, mem_cb);</text:p>
      <text:p text:style-name="P3"><text:s text:c="4"/>curl_easy_setopt(hnd, CURLOPT_WRITEDATA, (void *)&amp;chunk);</text:p>
      <text:p text:style-name="P3"/>
      <text:p text:style-name="P3"><text:s text:c="4"/>CURLcode ret = curl_easy_perform(hnd);</text:p>
      <text:p text:style-name="P3"><text:s text:c="4"/>curl_slist_free_all(headers);</text:p>
      <text:p text:style-name="P3"><text:s text:c="4"/>*data = (char*)malloc(((chunk.size)+1)*sizeof(char));</text:p>
      <text:p text:style-name="P3"><text:s text:c="4"/>**data=0;</text:p>
      <text:p text:style-name="P3"><text:s text:c="4"/>memcpy(*data, chunk.response, chunk.size);</text:p>
      <text:p text:style-name="P3"><text:s text:c="4"/>curl_easy_cleanup(hnd);</text:p>
      <text:p text:style-name="P3"><text:s text:c="4"/>curl_global_cleanup();</text:p>
      <text:p text:style-name="P3"><text:soft-page-break/><text:s text:c="4"/>free(chunk.response);</text:p>
      <text:p text:style-name="P3"><text:s text:c="4"/>return ret;</text:p>
      <text:p text:style-name="P3">}</text:p>
      <text:p text:style-name="P3"/>
      <text:p text:style-name="P3">size_t myCurl::mem_cb(void *contents, size_t size, size_t nmemb, void *userp)</text:p>
      <text:p text:style-name="P3">{</text:p>
      <text:p text:style-name="P3"><text:s text:c="4"/>size_t realsize = size * nmemb;</text:p>
      <text:p text:style-name="P3"><text:s text:c="4"/>struct memory <text:s/>*mem = (struct memory *)userp;</text:p>
      <text:p text:style-name="P3"/>
      <text:p text:style-name="P3"><text:s text:c="4"/>char *ptr = (char*)realloc(mem-&gt;response, (mem-&gt;size) + realsize + 1);</text:p>
      <text:p text:style-name="P3"><text:s text:c="4"/>if(ptr == nullptr) {</text:p>
      <text:p text:style-name="P3"><text:s text:c="6"/>// out of memory!</text:p>
      <text:p text:style-name="P3"><text:s text:c="6"/>printf("not enough memory (realloc returned NULL)\n");</text:p>
      <text:p text:style-name="P3"><text:s text:c="6"/>return 0;</text:p>
      <text:p text:style-name="P3"><text:s text:c="4"/>}</text:p>
      <text:p text:style-name="P3"><text:s text:c="4"/>mem-&gt;response = ptr;</text:p>
      <text:p text:style-name="P3"><text:s text:c="4"/>memcpy(&amp;(mem-&gt;response[mem-&gt;size]), contents, realsize);</text:p>
      <text:p text:style-name="P3"><text:s text:c="4"/>mem-&gt;size += realsize;</text:p>
      <text:p text:style-name="P3"><text:s text:c="4"/>mem-&gt;response[mem-&gt;size] = 0;</text:p>
      <text:p text:style-name="P3"><text:s text:c="4"/>return realsize;</text:p>
      <text:p text:style-name="P3">}</text:p>
      <text:p text:style-name="P3"><text:span text:style-name="T2"><text:s text:c="4"/></text:span></text:p>
      <text:p text:style-name="P8">}</text:p>
      <text:p text:style-name="P3"/>
      <text:p text:style-name="Standard"/>
      <text:h text:style-name="Heading_20_3" text:outline-level="3">Sortie :</text:h>
      <text:p text:style-name="P3">Retour : 0</text:p>
      <text:p text:style-name="P3">Chunk : {"message":"success","stations":[{"CO":0.234,"NO2":16.543,"OZONE":12.586,"PM10":12.853,"PM25":2.6,"SO2":0.661,"city":"Toulouse","countryCode":"FR","division":"Haute-Garonne","lat":43.556374,"lng":1.403964,"placeName":"Avenue de Larrieu","postalCode":"31100","state":"Occitanie","updatedAt":"2023-09-14T07:00:00.000Z","AQI":16,"aqiInfo":{"pollutant":"NO2","concentration":16.543,"category":"Good"}}]}</text:p>
      <text:p text:style-name="Text_20_body"/>
      <text:p text:style-name="P13">Création d’un classe myCurl pour gérer les accès à l’API.</text:p>
      <text:h text:style-name="Heading_20_1" text:outline-level="1">Utilisation de <text:span text:style-name="T28">Nlohmann/json.hpp pour parsing</text:span></text:h>
      <text:p text:style-name="Text_20_body"><text:a xlink:type="simple" xlink:href="https://www.boost.org/" text:style-name="Internet_20_link" text:visited-style-name="Visited_20_Internet_20_Link"><text:span text:style-name="T28">D</text:span></text:a><text:span text:style-name="T28">oc : </text:span><text:a xlink:type="simple" xlink:href="https://github.com/nlohmann/json" text:style-name="Internet_20_link" text:visited-style-name="Visited_20_Internet_20_Link"><text:span text:style-name="T28">https://github.com/nlohmann/json</text:span></text:a><text:span text:style-name="T28"> ou </text:span><text:a xlink:type="simple" xlink:href="https://json.nlohmann.me/api/basic_json/" text:style-name="Internet_20_link" text:visited-style-name="Visited_20_Internet_20_Link"><text:span text:style-name="T28">https://json.nlohmann.me/api/basic_json/</text:span></text:a></text:p>
      <text:p text:style-name="P12"/>
      <text:p text:style-name="Text_20_body">Utilisation très simple et intuitive.</text:p>
      <text:p text:style-name="Text_20_body">Création d’une classe myParse basée sur cette lib.</text:p>
      <text:p text:style-name="P12"/>
      <text:h text:style-name="P27" text:outline-level="1">Compilation croisée qemu</text:h>
      <text:p text:style-name="P14"/>
      <text:p text:style-name="Text_20_body"><text:soft-page-break/>Dans le dossier <text:span text:style-name="T35">devel/AIrQualityWAtch</text:span></text:p>
      <text:p text:style-name="P4"/>
      <text:p text:style-name="P4">#!/bin/sh</text:p>
      <text:p text:style-name="P4"/>
      <text:p text:style-name="P4">echo cross compilation to qemu...</text:p>
      <text:p text:style-name="P4">../../buildroot/buildroot-work/output/host/bin/aarch64-buildroot-linux-gnu-g++ -o airQualityWatch-qemu main.cpp mycurl.cpp <text:s/>myparsing.cpp myoptions.cpp mygraphics.cpp -lcurl -lgd</text:p>
      <text:p text:style-name="P4">echo ...OK</text:p>
      <text:p text:style-name="P4"/>
      <text:p text:style-name="P4">echo copying to overlay/root/bin...</text:p>
      <text:p text:style-name="P4">cp ./airQualityWatch-qemu ../../buildroot/buildroot-work/overlay/<text:span text:style-name="T51">home/sylvain</text:span></text:p>
      <text:p text:style-name="P4">echo ...OK</text:p>
      <text:p text:style-name="P4"/>
      <text:h text:style-name="P28" text:outline-level="1">Problèmes :</text:h>
      <text:p text:style-name="Standard">g++ : </text:p>
      <text:p text:style-name="P1">Lors de l’installation de jsonpp, erreur : Manque le fichier output/host/bin/aarch64-buildroot-linux-gnu-g++</text:p>
      <text:p text:style-name="P1">Il faut compiler le compilateur g++. </text:p>
      <text:p text:style-name="P1">Tentative : <text:span text:style-name="T22">Force the building of host dependencies</text:span><text:span text:style-name="T24"> (BR2_FORCE_HOST_BUILD) → </text:span>toujours pas de fichier output/host/bin/aarch64-buildroot-linux-gnu-g++'</text:p>
      <text:p text:style-name="P11">Solution : Redémarrer à partir de 0 en ajoutant support C++ avant la première compil. Semble fonctionner, fichier présent → <text:span text:style-name="T32">Fixed</text:span></text:p>
      <text:h text:style-name="P33" text:outline-level="2">Persistence des dossiers de l'arborescence de la machine virtuelle qemu :</text:h>
      <text:p text:style-name="P21">Les datas stockées dans /tmp ont été perdues après poweroff <text:span text:style-name="T38">et start. Arès tests, les données stockées en cours d'utilisation dans /home persistent après poweroff. Modification du source C++ afin de stocker les datas téléchargées dans /home/sylvain/datas</text:span><text:span text:style-name="T49">. En attendant une sauvegarde plus perenne, penser à récupérer les datas et les charts avant les poweroff et recompilations</text:span></text:p>
      <text:p text:style-name="P66"/>
      <text:p text:style-name="P17"/>
      <text:h text:style-name="P29" text:outline-level="1">ToDO</text:h>
      <text:list xml:id="list4281695154" text:style-name="L4">
        <text:list-item>
          <text:p text:style-name="P55">Choix d’un lib Graphique<text:span text:style-name="T44"> </text:span><text:span text:style-name="T33">gd</text:span></text:p>
        </text:list-item>
        <text:list-item>
          <text:p text:style-name="P56">Configurer cron dans buildroot pour récupération data sur l'API, sauvegarde et màj des graphiques<text:span text:style-name="T51"> </text:span><text:span text:style-name="T53">OK</text:span></text:p>
        </text:list-item>
        <text:list-item>
          <text:p text:style-name="P58">Trouver une solution de sauvegarde externe.<text:span text:style-name="T51"> -&gt; Ajout dans crontab de la création d'un tarball toutesles heures accessible depuis le site</text:span></text:p>
        </text:list-item>
        <text:list-item>
          <text:p text:style-name="P58"><text:soft-page-break/>Graphs :</text:p>
          <text:list>
            <text:list-item>
              <text:p text:style-name="P58">curve Ozone, PM10 et PM25 <text:span text:style-name="T51">NO2 </text:span><text:span text:style-name="T31">OK</text:span></text:p>
            </text:list-item>
            <text:list-item>
              <text:p text:style-name="P58">pie répartition des polluants <text:span text:style-name="T54">OK</text:span></text:p>
            </text:list-item>
            <text:list-item>
              <text:p text:style-name="P58"/>
            </text:list-item>
          </text:list>
        </text:list-item>
        <text:list-item>
          <text:p text:style-name="P57">S<text:span text:style-name="T46">tocker API-KEY dans un fichier pour pouvoir la mettre à jour (doit </text:span><text:span text:style-name="T47">être renouvelée tous les 15 jours)</text:span><text:span text:style-name="T45"> </text:span><text:span text:style-name="T34">fichier /home/sylvain/AIQWA.config </text:span></text:p>
        </text:list-item>
        <text:list-item>
          <text:p text:style-name="P59">Choisir et parametrer un server HTTP permettant d'afficher les graphs dans une page web<text:span text:style-name="T51"> </text:span><text:span text:style-name="T54">OK http://88.179.9.133:58080</text:span></text:p>
        </text:list-item>
        <text:list-item>
          <text:p text:style-name="P60">Documentation : doxygen,<text:span text:style-name="T51"> -</text:span><text:span text:style-name="T54">&gt; OK</text:span></text:p>
          <text:p text:style-name="P59"/>
        </text:list-item>
      </text:list>
      <text:p text:style-name="P1"/>
      <text:p text:style-name="Text_20_body"/>
      <text:h text:style-name="P30" text:outline-level="1">Classes</text:h>
      <text:h text:style-name="P34" text:outline-level="2">myCurl</text:h>
      <text:p text:style-name="P19"><text:span text:style-name="T39">Utilise la lib </text:span>&lt;<text:span text:style-name="T16">curl</text:span>/<text:span text:style-name="T16">curl</text:span>.<text:span text:style-name="T16">h</text:span>&gt;<text:span text:style-name="T39"> pour gérer les requ</text:span><text:span text:style-name="T36">êtes HTTP GET à la source des données. </text:span></text:p>
      <text:p text:style-name="P19"><text:span text:style-name="T36">Nécessite -lcurl</text:span><text:span text:style-name="T37"> à la compilation.</text:span></text:p>
      <text:h text:style-name="P34" text:outline-level="2">myParsing</text:h>
      <text:p text:style-name="P18"><text:span text:style-name="T39">Utilise la lib </text:span>&lt;<text:span text:style-name="T16">nlohmann</text:span>/<text:span text:style-name="T16">json</text:span>.<text:span text:style-name="T16">hpp</text:span>&gt;<text:span text:style-name="T39"> pour gérer le parsing, les lectures et écritures disque des datas au format Json</text:span></text:p>
      <text:h text:style-name="P34" text:outline-level="2">myGraphics<text:span text:style-name="T40"> </text:span></text:h>
      <text:p text:style-name="P15">Utilise les libs </text:p>
      <text:list xml:id="list1205071178" text:style-name="L5">
        <text:list-item>
          <text:p text:style-name="P38">&lt;<text:span text:style-name="T16">gd</text:span>.<text:span text:style-name="T16">h</text:span>&gt;</text:p>
        </text:list-item>
        <text:list-item>
          <text:p text:style-name="P39"><text:span text:style-name="T29">&lt;</text:span>gdfontt.h<text:span text:style-name="T29">&gt;</text:span></text:p>
        </text:list-item>
        <text:list-item>
          <text:p text:style-name="P38">&lt;<text:span text:style-name="T16">gdfonts</text:span>.<text:span text:style-name="T16">h</text:span>&gt;</text:p>
        </text:list-item>
        <text:list-item>
          <text:p text:style-name="P38">&lt;<text:span text:style-name="T16">gdfontmb</text:span>.<text:span text:style-name="T16">h</text:span>&gt;</text:p>
        </text:list-item>
        <text:list-item>
          <text:p text:style-name="P38">&lt;<text:span text:style-name="T16">gdfontl</text:span>.<text:span text:style-name="T16">h</text:span>&gt;</text:p>
        </text:list-item>
        <text:list-item>
          <text:p text:style-name="P38">&lt;<text:span text:style-name="T16">gdfontg</text:span>.<text:span text:style-name="T16">h</text:span>&gt;</text:p>
        </text:list-item>
      </text:list>
      <text:p text:style-name="P15">pour générer les graphiques. </text:p>
      <text:p text:style-name="P15">Nécessite -lgd à la compilation.</text:p>
      <text:h text:style-name="P35" text:outline-level="2">myOptions</text:h>
      <text:p text:style-name="P15">Permet de <text:span text:style-name="T42">modifier</text:span> le paramétrage de l'application à partir <text:span text:style-name="T42">d'un</text:span> fichier Json modifiable dans le dossier overlay<text:span text:style-name="T41">/root/AIQWA.config</text:span> de buildroot.</text:p>
      <text:p text:style-name="P16"><text:soft-page-break/>{<text:tab/></text:p>
      <text:p text:style-name="P16"><text:tab/>"curlopts":{</text:p>
      <text:p text:style-name="P16"><text:tab/><text:tab/>"url": "https://api.ambeedata.com/latest/by-lat-lng",</text:p>
      <text:p text:style-name="P16"><text:tab/><text:tab/>"urlParams":{</text:p>
      <text:p text:style-name="P16"><text:tab/><text:tab/><text:tab/>"lat":"43.560537",</text:p>
      <text:p text:style-name="P16"><text:tab/><text:tab/><text:tab/>"lng":"1.404690"</text:p>
      <text:p text:style-name="P16"><text:tab/><text:tab/>}</text:p>
      <text:p text:style-name="P16"><text:tab/><text:tab/>"api-key": "x-api-key:b83fcfd7137ff81d96b92a34d3488506b7d3976bda58077cab133e94efd0a240"</text:p>
      <text:p text:style-name="P16"><text:tab/>},</text:p>
      <text:p text:style-name="P23"><text:tab/>"filesOwner":sylvain",</text:p>
      <text:p text:style-name="P16"><text:tab/>"logPath":"/home/sylvain/logs",</text:p>
      <text:p text:style-name="P16"><text:tab/>"logFileName":"AIQWA.log",</text:p>
      <text:p text:style-name="P16"><text:tab/>"dataPath":"/home/sylvain/datas",</text:p>
      <text:p text:style-name="P16"><text:tab/>"dataFileName":"AirQualityWatch",</text:p>
      <text:p text:style-name="P16"><text:tab/>"chartPath":"/home/sylvain/charts",</text:p>
      <text:p text:style-name="P16"><text:tab/>"curveChartFileName":"curve.png",</text:p>
      <text:p text:style-name="P16"><text:tab/>"histoChartFileName":"histo.png",</text:p>
      <text:p text:style-name="P16"><text:tab/>"pieChartFileName":"pie.png",</text:p>
      <text:p text:style-name="P16">}</text:p>
      <text:p text:style-name="P20"/>
      <text:h text:style-name="P36" text:outline-level="2">myRegex</text:h>
      <text:p text:style-name="P25">... A compléter</text:p>
      <text:h text:style-name="P31" text:outline-level="1">Mise en ligne server httpd de busybox</text:h>
      <text:list xml:id="list2774803004" text:style-name="L6">
        <text:list-item>
          <text:p text:style-name="P61">Le serveur httpd n'est pas par défaut dans busybox</text:p>
        </text:list-item>
        <text:list-item>
          <text:p text:style-name="P61">cd buildroot/output/build/busybox-xxx</text:p>
        </text:list-item>
        <text:list-item>
          <text:p text:style-name="P61">make menuconfig et check httpd </text:p>
        </text:list-item>
        <text:list-item>
          <text:p text:style-name="P61">copier le .config généré dans buildroot/package/busybox/busybox.config (faire un bakup !)</text:p>
        </text:list-item>
        <text:list-item>
          <text:p text:style-name="P61">revenir dans /buildroot et lancer le make</text:p>
        </text:list-item>
        <text:list-item>
          <text:p text:style-name="P61">modifier le lanceur pour ajouter une redirection de port localhost:8080 vers qemu:80 </text:p>
        </text:list-item>
      </text:list>
      <text:p text:style-name="P5">qemu-system-aarch64 -M virt \</text:p>
      <text:p text:style-name="P5">-cpu cortex-a57 \</text:p>
      <text:p text:style-name="P5">-nographic \</text:p>
      <text:p text:style-name="P5">-smp 1 \</text:p>
      <text:p text:style-name="P5">-kernel output/images/Image \</text:p>
      <text:p text:style-name="P5">-append "root=/dev/vda console=ttyAMA0" \</text:p>
      <text:p text:style-name="P5">-netdev user,id=eth0,<text:span text:style-name="T50">hostfwd=tcp::5555-:22,hostfwd=tcp::8080-:80</text:span> -device virtio-net-device,netdev=eth0 \</text:p>
      <text:p text:style-name="P5">-drive file=output/images/rootfs.ext4,if=none,format=raw,id=hd0 \</text:p>
      <text:p text:style-name="P5">-device virtio-blk-device,drive=hd0</text:p>
      <text:list xml:id="list2056012524" text:style-name="L7">
        <text:list-item>
          <text:p text:style-name="P62">dans overlay/etc/init.d créer S50httpd </text:p>
        </text:list-item>
      </text:list>
      <text:p text:style-name="P6">#!/bin/sh</text:p>
      <text:p text:style-name="P6">echo -n "Démarrage de httpd sur le port 80..."</text:p>
      <text:p text:style-name="P6">httpd -p 80 -h /root/html</text:p>
      <text:p text:style-name="P6">echo "OK"</text:p>
      <text:list xml:id="list3806290856" text:style-name="L8">
        <text:list-item>
          <text:p text:style-name="P43">Ne pas oublier le chmod +x !</text:p>
        </text:list-item>
        <text:list-item>
          <text:p text:style-name="P63"><text:soft-page-break/>dans/root/html mettre un fichier index.html -&gt; exemple:</text:p>
        </text:list-item>
      </text:list>
      <text:p text:style-name="P7">&lt;!DOCTYPE html&gt;</text:p>
      <text:p text:style-name="P7">&lt;html&gt;</text:p>
      <text:p text:style-name="P7"><text:tab/>&lt;head&gt; </text:p>
      <text:p text:style-name="P7"><text:tab/><text:tab/>&lt;meta charset="UTF-8"&gt;</text:p>
      <text:p text:style-name="P7"><text:tab/><text:tab/>&lt;title&gt;Bienvue sur qemu:AIrQualityWAtch&lt;/title&gt;</text:p>
      <text:p text:style-name="P7"><text:tab/>&lt;/head&gt;</text:p>
      <text:p text:style-name="P7"><text:tab/>&lt;body&gt;</text:p>
      <text:p text:style-name="P7"><text:tab/><text:tab/>&lt;h1&gt;AIrQualityWAtch&lt;/h1&gt;</text:p>
      <text:p text:style-name="P7"><text:tab/><text:tab/>&lt;p&gt;Projet C++ Linux embarqué&lt;/p&gt;</text:p>
      <text:p text:style-name="P7"><text:tab/><text:tab/>&lt;h2&gt;Latest Chart - Hourly updated&lt;/h2&gt;</text:p>
      <text:p text:style-name="P7"><text:tab/><text:tab/>&lt;img src="charts/curve.png"&gt;</text:p>
      <text:p text:style-name="P7"><text:tab/>&lt;/body&gt;</text:p>
      <text:p text:style-name="P7">&lt;/html&gt;</text:p>
      <text:list xml:id="list1531254434" text:style-name="L9">
        <text:list-item>
          <text:p text:style-name="P64">httpd ne peut pas remonter au dessus de /root/html (config -h au lancement de httpd), il faut rajouter un ln -s ../../home/sylvain/charts . dans overlay/root/html</text:p>
        </text:list-item>
        <text:list-item>
          <text:p text:style-name="P65">That's it !</text:p>
        </text:list-item>
      </text:list>
      <text:p text:style-name="P26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cm" style:contextual-spacing="false" style:page-number="auto"/>
      <style:text-properties style:font-name="DejaVu Sans" fo:font-family="'DejaVu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" fo:font-family="'DejaVu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23:37.624820931</meta:creation-date>
    <dc:date>2023-09-24T10:30:53.314502420</dc:date>
    <meta:editing-duration>P1DT21H21M37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8" meta:paragraph-count="244" meta:word-count="1038" meta:character-count="8963" meta:non-whitespace-character-count="7966"/>
  </office:meta>
</office:document-meta>
</file>